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66.25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21.87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369.64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36.85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18.04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2.33mm"/>
    </style:style>
    <style:style style:name="co16" style:family="table-column">
      <style:table-column-properties fo:break-before="auto" style:column-width="35.75mm"/>
    </style:style>
    <style:style style:name="co17" style:family="table-column">
      <style:table-column-properties fo:break-before="auto" style:column-width="30.59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21.33mm"/>
    </style:style>
    <style:style style:name="co20" style:family="table-column">
      <style:table-column-properties fo:break-before="auto" style:column-width="42.3mm"/>
    </style:style>
    <style:style style:name="co21" style:family="table-column">
      <style:table-column-properties fo:break-before="auto" style:column-width="25.95mm"/>
    </style:style>
    <style:style style:name="co22" style:family="table-column">
      <style:table-column-properties fo:break-before="auto" style:column-width="18.87mm"/>
    </style:style>
    <style:style style:name="co23" style:family="table-column">
      <style:table-column-properties fo:break-before="auto" style:column-width="23.78mm"/>
    </style:style>
    <style:style style:name="co24" style:family="table-column">
      <style:table-column-properties fo:break-before="auto" style:column-width="40.66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88.9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1.13mm"/>
    </style:style>
    <style:style style:name="co29" style:family="table-column">
      <style:table-column-properties fo:break-before="auto" style:column-width="14.78mm"/>
    </style:style>
    <style:style style:name="co30" style:family="table-column">
      <style:table-column-properties fo:break-before="auto" style:column-width="24.04mm"/>
    </style:style>
    <style:style style:name="co31" style:family="table-column">
      <style:table-column-properties fo:break-before="auto" style:column-width="20.5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47.47mm"/>
    </style:style>
    <style:style style:name="co34" style:family="table-column">
      <style:table-column-properties fo:break-before="auto" style:column-width="34.11mm"/>
    </style:style>
    <style:style style:name="co35" style:family="table-column">
      <style:table-column-properties fo:break-before="auto" style:column-width="36.02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69.8mm"/>
    </style:style>
    <style:style style:name="co39" style:family="table-column">
      <style:table-column-properties fo:break-before="auto" style:column-width="59.99mm"/>
    </style:style>
    <style:style style:name="co40" style:family="table-column">
      <style:table-column-properties fo:break-before="auto" style:column-width="38.75mm"/>
    </style:style>
    <style:style style:name="co41" style:family="table-column">
      <style:table-column-properties fo:break-before="auto" style:column-width="22.95mm"/>
    </style:style>
    <style:style style:name="co42" style:family="table-column">
      <style:table-column-properties fo:break-before="auto" style:column-width="35.21mm"/>
    </style:style>
    <style:style style:name="co43" style:family="table-column">
      <style:table-column-properties fo:break-before="auto" style:column-width="37.11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36.05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c-product-export-21-5-2018-152690348126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Is featured?</text:p>
          </table:table-cell>
          <table:table-cell office:value-type="string" calcext:value-type="string">
            <text:p>Visibility in catalogue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e sale price starts</text:p>
          </table:table-cell>
          <table:table-cell office:value-type="string" calcext:value-type="string">
            <text:p>Date sale price ends</text:p>
          </table:table-cell>
          <table:table-cell office:value-type="string" calcext:value-type="string">
            <text:p>Tax status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In stock?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Backorders allowed?</text:p>
          </table:table-cell>
          <table:table-cell office:value-type="string" calcext:value-type="string">
            <text:p>Sold individually?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Length (cm)</text:p>
          </table:table-cell>
          <table:table-cell office:value-type="string" calcext:value-type="string">
            <text:p>Width (cm)</text:p>
          </table:table-cell>
          <table:table-cell office:value-type="string" calcext:value-type="string">
            <text:p>Height (cm)</text:p>
          </table:table-cell>
          <table:table-cell office:value-type="string" calcext:value-type="string">
            <text:p>Allow customer reviews?</text:p>
          </table:table-cell>
          <table:table-cell office:value-type="string" calcext:value-type="string">
            <text:p>Purchase note</text:p>
          </table:table-cell>
          <table:table-cell office:value-type="string" calcext:value-type="string">
            <text:p>Sale price</text:p>
          </table:table-cell>
          <table:table-cell office:value-type="string" calcext:value-type="string">
            <text:p>Regular pri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Shipping class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Download limit</text:p>
          </table:table-cell>
          <table:table-cell office:value-type="string" calcext:value-type="string">
            <text:p>Download expiry days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Grouped products</text:p>
          </table:table-cell>
          <table:table-cell office:value-type="string" calcext:value-type="string">
            <text:p>Upsells</text:p>
          </table:table-cell>
          <table:table-cell office:value-type="string" calcext:value-type="string">
            <text:p>Cross-sells</text:p>
          </table:table-cell>
          <table:table-cell office:value-type="string" calcext:value-type="string">
            <text:p>External URL</text:p>
          </table:table-cell>
          <table:table-cell office:value-type="string" calcext:value-type="string">
            <text:p>Button tex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eta: inline_featured_image</text:p>
          </table:table-cell>
          <table:table-cell office:value-type="string" calcext:value-type="string">
            <text:p>Meta: edition_group</text:p>
          </table:table-cell>
          <table:table-cell office:value-type="string" calcext:value-type="string">
            <text:p>Meta: _edition_group</text:p>
          </table:table-cell>
          <table:table-cell office:value-type="string" calcext:value-type="string">
            <text:p>Meta: edition_id</text:p>
          </table:table-cell>
          <table:table-cell office:value-type="string" calcext:value-type="string">
            <text:p>Meta: _edition_id</text:p>
          </table:table-cell>
          <table:table-cell office:value-type="string" calcext:value-type="string">
            <text:p>Meta: artist_name</text:p>
          </table:table-cell>
          <table:table-cell office:value-type="string" calcext:value-type="string">
            <text:p>Meta: _artist_name</text:p>
          </table:table-cell>
          <table:table-cell office:value-type="string" calcext:value-type="string">
            <text:p>Meta: _yoast_wpseo_primary_product_cat</text:p>
          </table:table-cell>
          <table:table-cell office:value-type="string" calcext:value-type="string">
            <text:p>Meta: _yoast_wpseo_content_score</text:p>
          </table:table-cell>
          <table:table-cell office:value-type="string" calcext:value-type="string">
            <text:p>Meta: edition_subtitle</text:p>
          </table:table-cell>
          <table:table-cell office:value-type="string" calcext:value-type="string">
            <text:p>Meta: _edition_subtitle</text:p>
          </table:table-cell>
          <table:table-cell office:value-type="string" calcext:value-type="string">
            <text:p>Meta: author</text:p>
          </table:table-cell>
          <table:table-cell office:value-type="string" calcext:value-type="string">
            <text:p>Meta: _author</text:p>
          </table:table-cell>
          <table:table-cell office:value-type="string" calcext:value-type="string">
            <text:p>Meta: sub-header</text:p>
          </table:table-cell>
          <table:table-cell office:value-type="string" calcext:value-type="string">
            <text:p>Meta: _sub-header</text:p>
          </table:table-cell>
          <table:table-cell office:value-type="string" calcext:value-type="string">
            <text:p>Meta: header_image</text:p>
          </table:table-cell>
          <table:table-cell office:value-type="string" calcext:value-type="string">
            <text:p>Meta: _header_image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Etel Adnan</text:p>
            <text:p>Summer, 1970</text:p>
            <text:p>300 × 367 mm</text:p>
            <text:p>Drawing for a tapestry, markers on paper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Editions</text:p>
          </table:table-cell>
          <table:table-cell table:number-columns-repeated="2"/>
          <table:table-cell office:value-type="string" calcext:value-type="string">
            <text:p>http://henieditions.com/wp-content/uploads/sites/4/2018/04/E1-Summer-Preview.jpg, http://henieditions.com/wp-content/uploads/sites/4/2018/04/Editions_art_1.png, http://henieditions.com/wp-content/uploads/sites/4/2018/04/Heni_Group_BG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ield_5accc92598d3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tel Adna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Portrait of George Dyer Riding a Bicyc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Giclée print mounted on aluminium composite panel, framed:</text:p>
            <text:p>Francis Bacon</text:p>
            <text:p>Portrait of George Dyer Riding a Bicycle, 1966, CR 66-15</text:p>
            <text:p>Oil and sand on canvas</text:p>
            <text:p>Fondation Beyeler, Riehen/Basel</text:p>
            <text:p>Original: 1980 × 1475 mm</text:p>
            <text:p>Edition: 1100 × 820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1_Francis-Bacon_66-15_Portrait-of-George-Dyer-Riding-a-Bicycle_1966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1B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Bag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 </text:p>
            <text:p>Bagdad, 2010, CR 914-1 </text:p>
            <text:p>500 × 40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9_Gerhard-Richter_CR_914-1_Bagdad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Bag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 </text:p>
            <text:p>Bagdad, 2010, CR 914-2 </text:p>
            <text:p>500 × 40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0_Gerhard-Richter_CR_914-2_Bagdad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Alad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 </text:p>
            <text:p>Aladin, 2010, CR 915-8 </text:p>
            <text:p>370 × 50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1_Gerhard-Richter_CR_915-8_Aladin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Annunciation after Tit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Gerhard Richter</text:p>
            <text:p>Annunciation after Titian, 1973, CR 343-1 </text:p>
            <text:p>1250 × 200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2_Gerhard-Richter_CR_343-1_Annuciation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 </text:p>
            <text:p>Gerhard Richter </text:p>
            <text:p>Fence, 2008, CR 907-1 </text:p>
            <text:p>355 × 27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3_Gerhard-Richter_CR_907-1_Zaun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 </text:p>
            <text:p>Flow, 2013, CR 933-2 </text:p>
            <text:p>1000 × 2000 mm 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5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</text:p>
            <text:p>Gerhard Richter</text:p>
            <text:p>Flow, 2013, CR 933-3</text:p>
            <text:p>1000 × 200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6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4">
          <table:table-cell office:value-type="float" office:value="350" calcext:value-type="float">
            <text:p>35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Tuli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/>
            <text:p>Gerhard Richter</text:p>
            <text:p/>
            <text:p>Tulpen, 1995, CR 825-2</text:p>
            <text:p/>
            <text:p>360 × 410 mm</text:p>
            <text:p/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17_Gerhard-Richter_CR_825-2_Tulpen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Portrait of George Dyer Riding a Bicyc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Giclée print mounted on aluminium composite panel, framed:</text:p>
            <text:p>Francis Bacon</text:p>
            <text:p>Portrait of George Dyer Riding a Bicycle, 1966, CR 66-15</text:p>
            <text:p>Oil and sand on canvas</text:p>
            <text:p>Fondation Beyeler, Riehen/Basel</text:p>
            <text:p>Original: 1980 × 1475 mm</text:p>
            <text:p>Edition: 1980 × 1475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1_Francis-Bacon_66-15_Portrait-of-George-Dyer-Riding-a-Bicycle_1966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1A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ying Fig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Giclée print mounted on aluminium composite panel, framed:</text:p>
            <text:p>Francis Bacon</text:p>
            <text:p>Lying Figure, 1969, CR 69-03</text:p>
            <text:p>Oil on canvas</text:p>
            <text:p>Fondation Beyeler, Riehen/Basel</text:p>
            <text:p>Original: 1980 × 1475 mm</text:p>
            <text:p>Edition: 1980 × 1475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2_Francis-Bacon_69-03_Lying-Figure_1969_2500px_8bit_sRGB-1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2A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341" calcext:value-type="float">
            <text:p>34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 </text:p>
            <text:p>Flow, 2013, CR 934-7 </text:p>
            <text:p>Original: 280 × 280 mm</text:p>
            <text:p>Edition: 450 × 45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7_Gerhard-Richter_CR_934-7_Flow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ying Fig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Giclée print mounted on aluminium composite panel, framed:</text:p>
            <text:p>Francis Bacon</text:p>
            <text:p>Lying Figure, 1969, CR 69-03</text:p>
            <text:p>Oil on canvas</text:p>
            <text:p>Fondation Beyeler, Riehen/Basel</text:p>
            <text:p>Original: 1980 × 1475 mm</text:p>
            <text:p>Edition: 1100 x 820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2_Francis-Bacon_69-03_Lying-Figure_1969_2500px_8bit_sRGB-1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2B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tudy for Head of Lucian Fre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Francis Bacon</text:p>
            <text:p>Study for Head of Lucian Freud, 1967, CR 67-07 355 × 305 mm</text:p>
            <text:p>Oil on canvas</text:p>
            <text:p>Private Collection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3_Francis-Bacon_67-07_Study-for-Head-of-Lucian-Freud_1952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399" calcext:value-type="float">
            <text:p>39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tudy of a Nu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Francis Bacon</text:p>
            <text:p>Study of a Nude, 1952-1953, CR 53-01</text:p>
            <text:p>610 × 510 mm</text:p>
            <text:p>Oil on canvas</text:p>
            <text:p>Sainsbury Centre for Visual Arts, Norwich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4_Francis-Bacon_53-01_Study-of-a-Nude_1953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‘Figures in a Landscape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Francis Bacon</text:p>
            <text:p>‘Figures in a Landscape’, c. 1956, CR 56-11 </text:p>
            <text:p>1473 × 1321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5_Francis-Bacon_56-11_Figures-in-a-Landscape_1956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In Memory of George Dy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ée print on aluminium composite panel:</text:p>
            <text:p>Francis Bacon</text:p>
            <text:p>In Memory of George Dyer, 1971, CR 71-09</text:p>
            <text:p>Oil and dry transfer lettering on canvas</text:p>
            <text:p>Triptych</text:p>
            <text:p>Original: 1980 × 1475 mm</text:p>
            <text:p>Edition: 1980 × 1475 mm, each numbered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970-03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6A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In Memory of George Dy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ée print on aluminium composite panel:</text:p>
            <text:p>Francis Bacon</text:p>
            <text:p>In Memory of George Dyer, 1971, CR 71-09</text:p>
            <text:p>Oil and dry transfer lettering on canvas</text:p>
            <text:p>Triptych</text:p>
            <text:p>Original: 1980 × 1475 mm</text:p>
            <text:p>Edition: 1100 x 820 mm, each numbered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970-03-1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6B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407" calcext:value-type="float">
            <text:p>40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‘Study after Velázquez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ée print on aluminium composite panel:</text:p>
            <text:p>Francis Bacon</text:p>
            <text:p>‘Study after Velázquez’, 1950, CR 50-05</text:p>
            <text:p>Oil on canvas</text:p>
            <text:p>Original: 1980 × 1370 mm</text:p>
            <text:p>Edition: 1980 × 1370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7_Francis-Bacon_50-05_Study-after-Velazquez_1950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7A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409" calcext:value-type="float">
            <text:p>40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‘Study after Velázquez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ée print on aluminium composite panel:</text:p>
            <text:p>Francis Bacon</text:p>
            <text:p>‘Study after Velázquez’, 1950, CR 50-05</text:p>
            <text:p>Oil on canvas</text:p>
            <text:p>Original: 1980 × 1370 mm</text:p>
            <text:p>Edition: 1100 × 761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7_Francis-Bacon_50-05_Study-after-Velazquez_1950_2500px_8bit_sRGB-1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7B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411" calcext:value-type="float">
            <text:p>41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‘Marching Figures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ée print on aluminium composite panel:</text:p>
            <text:p>Francis Bacon</text:p>
            <text:p>‘Marching Figures’, c.1952, CR 52-22 </text:p>
            <text:p>Oil on canvas</text:p>
            <text:p>Original: 1980 × 1370 mm</text:p>
            <text:p>Edition: 1981 × 1372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8_Francis-Bacon_52-22_Marching-Figures_1952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8A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413" calcext:value-type="float">
            <text:p>41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‘Marching Figures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iasec-mounted giclée print on aluminium composite panel:</text:p>
            <text:p>Francis Bacon</text:p>
            <text:p>‘Marching Figures’, c.1952, CR 52-22 </text:p>
            <text:p>Oil on canvas</text:p>
            <text:p>Original: 1980 × 1370 mm</text:p>
            <text:p>Edition: 1100 × 761 m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Q08_Francis-Bacon_52-22_Marching-Figures_1952_2500px_8bit_sRGB-1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Q8B</text:p>
          </table:table-cell>
          <table:table-cell office:value-type="string" calcext:value-type="string">
            <text:p>field_5accc92598d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Ifr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</text:p>
            <text:p>Ifrit, 2010, CR 915-20 </text:p>
            <text:p>330 × 440 mm 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8_Gerhard-Richter_CR_915-20_Ifrit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340" calcext:value-type="float">
            <text:p>34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</text:p>
            <text:p>Flow, 2013, CR 934-13 </text:p>
            <text:p>Original: 370 × 370 mm</text:p>
            <text:p>Edition: 450 × 45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6_Gerhard-Richter_CR_934-13_Flow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272" calcext:value-type="float">
            <text:p>27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ake Keite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ée print of:</text:p>
            <text:p>Akseli Gallen-Kallela</text:p>
            <text:p>Lake Keitele, 1905</text:p>
            <text:p>546 × 676 mm</text:p>
            <text:p>Oil on canvas</text:p>
            <text:p>&lt;a href="https://www.nationalgallery.co.uk/products/lake-keitele-limited-edition-print/p_1046206"&gt;Click here&lt;/a&gt; to purchase through National Gallery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ditions</text:p>
          </table:table-cell>
          <table:table-cell table:number-columns-repeated="2"/>
          <table:table-cell office:value-type="string" calcext:value-type="string">
            <text:p>http://henieditions.com/wp-content/uploads/sites/4/2018/04/N-6574_Gallen-Kallela_Lake-Keitele_M3C1_1000x803px@72dpi_8bit_sRGB-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NG1</text:p>
          </table:table-cell>
          <table:table-cell office:value-type="string" calcext:value-type="string">
            <text:p>field_5accc92598d3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kseli Gallen-Kallela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Be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7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7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Playgr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Etel Adnan</text:p>
            <text:p>Playground, 1970</text:p>
            <text:p>300 × 367 mm</text:p>
            <text:p>Drawing for a tapestry, markers on paper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E2-Playground-Preview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ield_5accc92598d3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tel Adna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Etel Adnan</text:p>
            <text:p>Summer, 1970</text:p>
            <text:p>2045 × 2500 mm</text:p>
            <text:p>Drawing for a tapestry, markers on paper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E3-Summer-Preview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ield_5accc92598d3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tel Adna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Playgr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Etel Adnan</text:p>
            <text:p>Playground, 1970</text:p>
            <text:p>2045 × 2500 mm</text:p>
            <text:p>Drawing for a tapestry, markers on paper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E2-Playground-Preview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ield_5accc92598d3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tel Adnan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296" calcext:value-type="float">
            <text:p>29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  <text:p>Edition 1 of 70 to 70 of 70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Rev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1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1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Dre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2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pernatu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3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Tr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4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5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5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Rap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6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6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cstas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8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8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339" calcext:value-type="float">
            <text:p>33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 </text:p>
            <text:p>Gerhard Richter</text:p>
            <text:p>Flow, 2013, CR 934-11 </text:p>
            <text:p>Original: 370 × 370 mm</text:p>
            <text:p>Edition: 450 × 45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5_Gerhard-Richter_CR_934-11_Flow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Glo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9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9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Exal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10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10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Prophec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11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11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ee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tapestry of:</text:p>
            <text:p>Damien Hirst</text:p>
            <text:p>Beautiful Flailing, Falling, Grip on Reality, Pull Yourself Together Painting, 2008 </text:p>
            <text:p>1219 × 1219 mm</text:p>
            <text:p>Household gloss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ENI_H1-12_1200x1200px_8bit_eciRGBv2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1-12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328" calcext:value-type="float">
            <text:p>32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olour Ch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Damien Hirst</text:p>
            <text:p>Ducolux Farbenkarte und Pastelltöne </text:p>
            <text:p>1440 × 1000 mm</text:p>
            <text:p>Household gloss on canvas</text:p>
            <text:p>Triptych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IR_21408_1000x480px@72dpi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olour Chart (Glitte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screenprint of:</text:p>
            <text:p>Damien Hirst</text:p>
            <text:p>Ducolux Farbenkarte und Pastelltöne </text:p>
            <text:p>1440 × 1000 mm</text:p>
            <text:p>Household gloss on canvas</text:p>
            <text:p>Triptych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H3-Colour-Chart_1000x500px@72dpi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field_5accc92598d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amien Hirst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Abstraktes Bi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chromogenic print of:</text:p>
            <text:p>Gerhard Richter</text:p>
            <text:p>Abstraktes Bild, 1990, CR 724-4 </text:p>
            <text:p>920 × 126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1_Gerhard-Richter_CR_724-4_Abstraktes-Bild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Haggada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chromogenic print of: </text:p>
            <text:p>Gerhard Richter</text:p>
            <text:p>Haggadah, 2006, CR 895-10 </text:p>
            <text:p>1520 × 152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2_Gerhard-Richter_CR-895-10_Haggadah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Haggadah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Blumenstrauß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chromogenic print of:</text:p>
            <text:p>Gerhard Richter </text:p>
            <text:p>Blumenstrauß, 2009, CR 908-1 </text:p>
            <text:p>1000 × 100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3_Gerhard-Richter_CR_908-1_Blumenstrauß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338" calcext:value-type="float">
            <text:p>33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facsimile object of:</text:p>
            <text:p>Gerhard Richter </text:p>
            <text:p>Flow, 2013, CR 934-9  </text:p>
            <text:p>Original: 370 × 370 mm</text:p>
            <text:p>Edition: 450 × 450 mm</text:p>
            <text:p>Lacquer behind glas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P04_Gerhard-Richter_CR_934-9_Flow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field_5accc92598d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erhard Richter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John Min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 </text:p>
            <text:p>Lucian Freud</text:p>
            <text:p>John Minton, 1952 </text:p>
            <text:p>410 × 260 mm</text:p>
            <text:p>Oil on canvas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R01_Lucian-Freud_John-Minton_1952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field_5accc92598d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ucian Freud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417" calcext:value-type="float">
            <text:p>41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Bust of Annet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Alberto Giacometti</text:p>
            <text:p>Bust of Annette, 1954</text:p>
            <text:p>290 × 220 mm</text:p>
            <text:p>Oil on canvas</text:p>
            <text:p>Fondation Beyeler, Riehen/Basel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S01_Alberto-Giacometti_Bust-of-Annette_1954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ield_5accc92598d3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berto Giacometti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3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419" calcext:value-type="float">
            <text:p>41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Grey Figure (Figure Gris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Alberto Giacometti</text:p>
            <text:p>Grey Figure (Figure Grise), 1957 </text:p>
            <text:p>650 × 540 mm</text:p>
            <text:p>Oil on canvas</text:p>
            <text:p>Fondation Beyeler, Riehen/Basel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S02_Alberto-Giacometti_Figure-Grise_1957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eld_5accc92598d3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berto Giacometti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421" calcext:value-type="float">
            <text:p>42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 giclée print of:</text:p>
            <text:p>Alberto Giacometti</text:p>
            <text:p>Caroline, 1961</text:p>
            <text:p>1000 × 820 mm</text:p>
            <text:p>Oil on canvas</text:p>
            <text:p>Fondation Beyeler, Riehen/Basel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S03_Alberto-Giacometti_Caroline_1961_2500px_8bit_sRGB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ield_5accc92598d3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berto Giacometti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0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1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1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2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2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4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4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Riyad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Riyadh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5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7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7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eville</text:p>
            <text:p>2016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1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Miami</text:p>
            <text:p>2016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2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Chiang M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Chiang Mai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3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incoln’s I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Lincoln’s Inn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4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Katoom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Katoomba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6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anca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Lancaster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7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5">
          <table:table-cell office:value-type="float" office:value="605" calcext:value-type="float">
            <text:p>60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Asc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Ascot</text:p>
            <text:p>2017</text:p>
            <text:p>Stained glass in wooden frame</text:p>
            <text:p>204 x 252 cm</text:p>
            <text:p/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8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Wall Stre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Wall Street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9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F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Fez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10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1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Leipzi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Leipzig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11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1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Hamburg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12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1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7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7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6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6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8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8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5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5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59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59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0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0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1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1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2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2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3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ummer Solstice Spitf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Summer Solstice Spitfires</text:p>
            <text:p>2016</text:p>
            <text:p>Stained glass</text:p>
            <text:p>80 x 80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64-of-70.jp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1-64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Malib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rian Clarke</text:p>
            <text:p>Malibu</text:p>
            <text:p>2017</text:p>
            <text:p>Stained glass in wooden frame</text:p>
            <text:p>204 x 252 cm</text:p>
          </table:table-cell>
          <table:table-cell table:number-columns-repeated="3"/>
          <table:table-cell office:value-type="string" calcext:value-type="string">
            <text:p>tax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ncategorized, Editions</text:p>
          </table:table-cell>
          <table:table-cell table:number-columns-repeated="2"/>
          <table:table-cell office:value-type="string" calcext:value-type="string">
            <text:p>http://henieditions.com/wp-content/uploads/sites/4/2018/04/G2-13.png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ield_5accc8de1bcea</text:p>
          </table:table-cell>
          <table:table-cell office:value-type="string" calcext:value-type="string">
            <text:p>G2-13</text:p>
          </table:table-cell>
          <table:table-cell office:value-type="string" calcext:value-type="string">
            <text:p>field_5accc92598d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ield_5acdc5e88a8f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ian Clarke</text:p>
          </table:table-cell>
          <table:table-cell office:value-type="string" calcext:value-type="string">
            <text:p>field_5acf3a83909bb</text:p>
          </table:table-cell>
          <table:table-cell/>
          <table:table-cell office:value-type="string" calcext:value-type="string">
            <text:p>field_5ad5d2bd71f84</text:p>
          </table:table-cell>
          <table:table-cell/>
          <table:table-cell office:value-type="string" calcext:value-type="string">
            <text:p>field_5ad5d2c971f85</text:p>
          </table:table-cell>
          <table:table-cell/>
          <table:table-cell office:value-type="string" calcext:value-type="string">
            <text:p>field_5ad897325c2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37" meta:object-count="0"/>
    <meta:generator>LibreOffice/5.1.6.2$Linux_X86_64 LibreOffice_project/10m0$Build-2</meta:generator>
  </office:meta>
</office:document-meta>
</file>